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ContextManager.createTransac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ransactionInContextException.NoTransactionInContex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ransactionInContextException.fillIn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ContextManager.TransactionContex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actionContextManager.currentContex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ransactionContextManager.getOrCreate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ansactionContextManager.getOrCreateContextHol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